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" style:font-family-generic="swiss"/>
    <style:font-face style:name="WenQuanYi Micro Hei1" svg:font-family="'WenQuanYi Micro Hei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5.064cm"/>
    </style:style>
    <style:style style:name="co7" style:family="table-column">
      <style:table-column-properties fo:break-before="auto" style:column-width="6.645cm"/>
    </style:style>
    <style:style style:name="co8" style:family="table-column">
      <style:table-column-properties fo:break-before="auto" style:column-width="2.014cm"/>
    </style:style>
    <style:style style:name="co9" style:family="table-column">
      <style:table-column-properties fo:break-before="auto" style:column-width="2.586cm"/>
    </style:style>
    <style:style style:name="co10" style:family="table-column">
      <style:table-column-properties fo:break-before="auto" style:column-width="7.325cm"/>
    </style:style>
    <style:style style:name="co11" style:family="table-column">
      <style:table-column-properties fo:break-before="auto" style:column-width="7.216cm"/>
    </style:style>
    <style:style style:name="co12" style:family="table-column">
      <style:table-column-properties fo:break-before="auto" style:column-width="3.35cm"/>
    </style:style>
    <style:style style:name="co13" style:family="table-column">
      <style:table-column-properties fo:break-before="auto" style:column-width="4.083cm"/>
    </style:style>
    <style:style style:name="co14" style:family="table-column">
      <style:table-column-properties fo:break-before="auto" style:column-width="3.33cm"/>
    </style:style>
    <style:style style:name="co15" style:family="table-column">
      <style:table-column-properties fo:break-before="auto" style:column-width="2.741cm"/>
    </style:style>
    <style:style style:name="co16" style:family="table-column">
      <style:table-column-properties fo:break-before="auto" style:column-width="7.244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3.161cm"/>
    </style:style>
    <style:style style:name="co19" style:family="table-column">
      <style:table-column-properties fo:break-before="auto" style:column-width="3.328cm"/>
    </style:style>
    <style:style style:name="co20" style:family="table-column">
      <style:table-column-properties fo:break-before="auto" style:column-width="1.314cm"/>
    </style:style>
    <style:style style:name="co21" style:family="table-column">
      <style:table-column-properties fo:break-before="auto" style:column-width="6.322cm"/>
    </style:style>
    <style:style style:name="co22" style:family="table-column">
      <style:table-column-properties fo:break-before="auto" style:column-width="2.993cm"/>
    </style:style>
    <style:style style:name="co23" style:family="table-column">
      <style:table-column-properties fo:break-before="auto" style:column-width="2.656cm"/>
    </style:style>
    <style:style style:name="co24" style:family="table-column">
      <style:table-column-properties fo:break-before="auto" style:column-width="2.88cm"/>
    </style:style>
    <style:style style:name="co25" style:family="table-column">
      <style:table-column-properties fo:break-before="auto" style:column-width="1.566cm"/>
    </style:style>
    <style:style style:name="co26" style:family="table-column">
      <style:table-column-properties fo:break-before="auto" style:column-width="2.154cm"/>
    </style:style>
    <style:style style:name="co27" style:family="table-column">
      <style:table-column-properties fo:break-before="auto" style:column-width="2.574cm"/>
    </style:style>
    <style:style style:name="co28" style:family="table-column">
      <style:table-column-properties fo:break-before="auto" style:column-width="1.774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arial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arial" fo:font-size="14pt" fo:font-weight="bold" style:font-name-asian="Calibri" style:font-size-asian="14pt" style:language-asian="ar" style:country-asian="SA" style:font-weight-asian="bold" style:font-name-complex="WenQuanYi Micro Hei1" style:font-size-complex="14pt" style:language-complex="en" style:country-complex="US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arial" fo:font-size="10pt" fo:font-weight="bold" style:font-name-asian="Calibri" style:font-size-asian="10pt" style:language-asian="ar" style:country-asian="SA" style:font-weight-asian="bold" style:font-name-complex="WenQuanYi Micro Hei1" style:font-size-complex="10pt" style:language-complex="en" style:country-complex="US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8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9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1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3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6" style:family="table-cell" style:parent-style-name="Default">
      <style:table-cell-properties fo:background-color="transparent"/>
      <style:text-properties style:font-name="aria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8" table:default-cell-style-name="ce5"/>
        <table:table-column table:style-name="co19" table:default-cell-style-name="ce5"/>
        <table:table-column table:style-name="co15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5" table:default-cell-style-name="ce5"/>
        <table:table-column table:style-name="co26" table:default-cell-style-name="ce5"/>
        <table:table-column table:style-name="co15" table:number-columns-repeated="2" table:default-cell-style-name="ce5"/>
        <table:table-column table:style-name="co28" table:number-columns-repeated="990" table:default-cell-style-name="Default"/>
        <table:table-row table:style-name="ro1">
          <table:table-cell table:style-name="ce1" office:value-type="string" table:number-columns-spanned="14" table:number-rows-spanned="1">
            <text:p><text:a xlink:href="python://get_cate_type()" xlink:type="simple">Title</text:a></text:p>
          </table:table-cell>
          <table:covered-table-cell table:number-columns-repeated="6" table:style-name="ce8"/>
          <table:covered-table-cell table:number-columns-repeated="7" table:style-name="ce12"/>
          <table:table-cell table:style-name="ce15"/>
          <table:table-cell table:style-name="ce8" table:number-columns-repeated="19"/>
          <table:table-cell table:style-name="ce26" table:number-columns-repeated="990"/>
        </table:table-row>
        <table:table-row table:style-name="ro2">
          <table:table-cell table:style-name="ce2" office:value-type="string" table:number-columns-spanned="4" table:number-rows-spanned="1">
            <text:p>V.V.TITANIUM PIGMENTS PRIVATE LIMITED</text:p>
          </table:table-cell>
          <table:covered-table-cell table:number-columns-repeated="3" table:style-name="ce9"/>
          <table:table-cell table:style-name="ce3" table:number-columns-repeated="3"/>
          <table:table-cell table:style-name="ce13" table:number-columns-repeated="7"/>
          <table:table-cell table:style-name="ce16"/>
          <table:table-cell table:style-name="ce3" table:number-columns-repeated="19"/>
          <table:table-cell table:style-name="ce27" table:number-columns-repeated="990"/>
        </table:table-row>
        <table:table-row table:style-name="ro3">
          <table:table-cell table:style-name="ce2" office:value-type="string" table:number-columns-spanned="4" table:number-rows-spanned="1">
            <text:p>Thoothukudi ECC.ADDCV7723PEM001</text:p>
          </table:table-cell>
          <table:covered-table-cell table:number-columns-repeated="3" table:style-name="ce9"/>
          <table:table-cell table:style-name="ce3" table:number-columns-repeated="3"/>
          <table:table-cell table:style-name="ce13" table:number-columns-repeated="7"/>
          <table:table-cell table:style-name="ce16"/>
          <table:table-cell table:style-name="ce3" table:number-columns-repeated="19"/>
          <table:table-cell table:style-name="ce27" table:number-columns-repeated="990"/>
        </table:table-row>
        <table:table-row table:style-name="ro3">
          <table:table-cell table:style-name="ce2" office:value-type="string" table:number-columns-spanned="4" table:number-rows-spanned="1">
            <text:p>Period: <text:a xlink:href="python://get_date_from()" xlink:type="simple">date from</text:a> - <text:s/><text:a xlink:href="python://get_date_to()" xlink:type="simple">date to</text:a></text:p>
          </table:table-cell>
          <table:covered-table-cell table:number-columns-repeated="3" table:style-name="ce9"/>
          <table:table-cell table:style-name="ce3" table:number-columns-repeated="3"/>
          <table:table-cell table:style-name="ce13" table:number-columns-repeated="7"/>
          <table:table-cell table:style-name="ce16"/>
          <table:table-cell table:style-name="ce3" table:number-columns-repeated="19"/>
          <table:table-cell table:style-name="ce27" table:number-columns-repeated="990"/>
        </table:table-row>
        <table:table-row table:style-name="ro3">
          <table:table-cell table:style-name="ce3" office:value-type="string">
            <text:p>Serial No.</text:p>
          </table:table-cell>
          <table:table-cell table:style-name="ce3" office:value-type="string">
            <text:p>Invoice</text:p>
          </table:table-cell>
          <table:table-cell table:style-name="ce3" office:value-type="string">
            <text:p>Document Number</text:p>
          </table:table-cell>
          <table:table-cell table:style-name="ce3" office:value-type="string">
            <text:p>Excise Invoice Date</text:p>
          </table:table-cell>
          <table:table-cell table:style-name="ce3" office:value-type="string">
            <text:p>Name of The Supplier</text:p>
          </table:table-cell>
          <table:table-cell table:style-name="ce3" office:value-type="string">
            <text:p>Type of Supplier</text:p>
          </table:table-cell>
          <table:table-cell table:style-name="ce3" office:value-type="string">
            <text:p>Supplier's ECC Number</text:p>
          </table:table-cell>
          <table:table-cell table:style-name="ce13" office:value-type="string">
            <text:p>Date On Which Inputs were Received</text:p>
          </table:table-cell>
          <table:table-cell table:style-name="ce13" office:value-type="string">
            <text:p>Value</text:p>
          </table:table-cell>
          <table:table-cell table:style-name="ce13" office:value-type="string">
            <text:p>Cenvat</text:p>
          </table:table-cell>
          <table:table-cell table:style-name="ce13" office:value-type="string">
            <text:p>Description Of Main Item in the document</text:p>
          </table:table-cell>
          <table:table-cell table:style-name="ce13" office:value-type="string">
            <text:p>Chapter Id of Main Item In the Document</text:p>
          </table:table-cell>
          <table:table-cell table:style-name="ce13" office:value-type="string">
            <text:p>Quantity</text:p>
          </table:table-cell>
          <table:table-cell table:style-name="ce13" office:value-type="string">
            <text:p>Unit Of Measure</text:p>
          </table:table-cell>
          <table:table-cell table:style-name="ce16" office:value-type="string">
            <text:p>Bill no &amp; Bill date</text:p>
          </table:table-cell>
          <table:table-cell table:style-name="ce3" office:value-type="string">
            <text:p>Posting Date</text:p>
          </table:table-cell>
          <table:table-cell table:style-name="ce3" table:number-columns-repeated="18"/>
          <table:table-cell table:style-name="ce27" table:number-columns-repeated="990"/>
        </table:table-row>
        <table:table-row-group>
          <table:table-row-group>
            <table:table-row-group>
              <table:table-row table:style-name="ro3">
                <table:table-cell table:style-name="ce4" office:value-type="string" table:number-columns-spanned="1024" table:number-rows-spanned="1">
                  <text:p><text:a xlink:href="python://for%20each=%22seq,line%20in%20enumerate(get_invoice())%22" xlink:type="simple">for</text:a></text:p>
                </table:table-cell>
                <table:covered-table-cell/>
                <table:covered-table-cell table:style-name="ce10"/>
                <table:covered-table-cell table:number-columns-repeated="6"/>
                <table:covered-table-cell table:style-name="ce10"/>
                <table:covered-table-cell table:number-columns-repeated="11"/>
                <table:covered-table-cell table:style-name="ce17"/>
                <table:covered-table-cell/>
                <table:covered-table-cell table:number-columns-repeated="2" table:style-name="ce20"/>
                <table:covered-table-cell table:style-name="ce25"/>
                <table:covered-table-cell table:style-name="ce20"/>
                <table:covered-table-cell table:number-columns-repeated="4" table:style-name="ce25"/>
                <table:covered-table-cell/>
                <table:covered-table-cell table:style-name="ce20"/>
                <table:covered-table-cell table:number-columns-repeated="991"/>
              </table:table-row>
              <table:table-row table:style-name="ro3"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get_document_type(line.invoice_id.purchase_id%20and%20line.invoice_id.purchase_id.po_document_type)%20or%20''" xlink:type="simple">document type</text:a></text:p>
                </table:table-cell>
                <table:table-cell office:value-type="string">
                  <text:p><text:a xlink:href="python://line.invoice_id.name%20or%20''" xlink:type="simple">name</text:a></text:p>
                </table:table-cell>
                <table:table-cell office:value-type="string">
                  <text:p><text:a xlink:href="python://convert_date(line.invoice_id%20and%20line.invoice_id.date_invoice%20or%20'')%20or%20''" xlink:type="simple">postingdate</text:a></text:p>
                </table:table-cell>
                <table:table-cell office:value-type="string">
                  <text:p><text:a xlink:href="python://line.invoice_id.partner_id%20and%20line.invoice_id.partner_id.name%20or%20''" xlink:type="simple">sup name</text:a></text:p>
                </table:table-cell>
                <table:table-cell office:value-type="string">
                  <text:p><text:a xlink:href="python://line.invoice_id.partner_id%20and%20line.invoice_id.partner_id.vendor_type%20or%20''" xlink:type="simple">sup type</text:a></text:p>
                </table:table-cell>
                <table:table-cell office:value-type="string">
                  <text:p><text:a xlink:href="python://line.invoice_id.partner_id%20and%20line.invoice_id.partner_id.ecc%20or%20''" xlink:type="simple">ecc</text:a></text:p>
                </table:table-cell>
                <table:table-cell office:value-type="string">
                  <text:p><text:a xlink:href="python://get_grn_date(line.invoice_id)%20or%20''" xlink:type="simple">grn_date</text:a></text:p>
                </table:table-cell>
                <table:table-cell office:value-type="string">
                  <text:p><text:a xlink:href="python://(line.quantity*line.price_unit)%20or%200" xlink:type="simple">value</text:a></text:p>
                </table:table-cell>
                <table:table-cell office:value-type="string">
                  <text:p><text:a xlink:href="python://line.invoice_id.excise_duty%20or%20''" xlink:type="simple">ed amount</text:a></text:p>
                </table:table-cell>
                <table:table-cell office:value-type="string">
                  <text:p><text:a xlink:href="python://line.product_id%20and%20line.product_id.name_template%20or%20''" xlink:type="simple">product description</text:a></text:p>
                </table:table-cell>
                <table:table-cell office:value-type="string">
                  <text:p><text:a xlink:href="python://line.product_id%20and%20line.product_id.chapter%20or%20''" xlink:type="simple">chapter</text:a></text:p>
                </table:table-cell>
                <table:table-cell office:value-type="string">
                  <text:p><text:a xlink:href="python://line.quantity%20or%200" xlink:type="simple">product description</text:a></text:p>
                </table:table-cell>
                <table:table-cell office:value-type="string">
                  <text:p><text:a xlink:href="python://line.uos_id%20and%20line.uos_id.name%20or%20''" xlink:type="simple">uos</text:a></text:p>
                </table:table-cell>
                <table:table-cell office:value-type="string">
                  <text:p><text:a xlink:href="python://line.invoice_id.bill_number" xlink:type="simple">billno</text:a> <text:s/><text:a xlink:href="python://convert_date(line.invoice_id.bill_date%20or%20'')%20or%20''" xlink:type="simple">billdate</text:a></text:p>
                </table:table-cell>
                <table:table-cell office:value-type="string">
                  <text:p><text:a xlink:href="python://convert_date(line.invoice_id%20and%20line.invoice_id.date_invoice%20or%20'')%20or%20''" xlink:type="simple">postingdate</text:a></text:p>
                </table:table-cell>
                <table:table-cell table:number-columns-repeated="1008"/>
              </table:table-row>
              <table:table-row table:style-name="ro3">
                <table:table-cell table:style-name="ce4" office:value-type="string" table:number-columns-spanned="1024" table:number-rows-spanned="1">
                  <text:p><text:a xlink:href="python:///for" xlink:type="simple">end for</text:a></text:p>
                </table:table-cell>
                <table:covered-table-cell/>
                <table:covered-table-cell table:style-name="ce10"/>
                <table:covered-table-cell table:number-columns-repeated="6"/>
                <table:covered-table-cell table:style-name="ce10"/>
                <table:covered-table-cell table:number-columns-repeated="11"/>
                <table:covered-table-cell table:style-name="ce17"/>
                <table:covered-table-cell/>
                <table:covered-table-cell table:number-columns-repeated="2" table:style-name="ce20"/>
                <table:covered-table-cell table:style-name="ce25"/>
                <table:covered-table-cell table:style-name="ce20"/>
                <table:covered-table-cell table:number-columns-repeated="4" table:style-name="ce25"/>
                <table:covered-table-cell/>
                <table:covered-table-cell table:style-name="ce20"/>
                <table:covered-table-cell table:number-columns-repeated="991"/>
              </table:table-row>
              <table:table-row table:style-name="ro3">
                <table:table-cell table:style-name="Default"/>
                <table:table-cell/>
                <table:table-cell table:style-name="ce10"/>
                <table:table-cell table:number-columns-repeated="4"/>
                <table:table-cell table:style-name="ce14" office:value-type="string">
                  <text:p>Total</text:p>
                </table:table-cell>
                <table:table-cell office:value-type="string">
                  <text:p><text:a xlink:href="python://round(get_total(get_invoice()),2)" xlink:type="simple">totalval</text:a></text:p>
                </table:table-cell>
                <table:table-cell table:style-name="ce10"/>
                <table:table-cell table:number-columns-repeated="11"/>
                <table:table-cell table:style-name="ce17"/>
                <table:table-cell/>
                <table:table-cell table:style-name="ce20" table:number-columns-repeated="2"/>
                <table:table-cell table:style-name="ce25" table:number-columns-repeated="6"/>
                <table:table-cell/>
                <table:table-cell table:style-name="ce20"/>
                <table:table-cell table:number-columns-repeated="991"/>
              </table:table-row>
              <table:table-row table:style-name="ro2">
                <table:table-cell table:style-name="ce6" table:number-columns-repeated="2"/>
                <table:table-cell table:style-name="ce11"/>
                <table:table-cell/>
                <table:table-cell table:style-name="ce6" table:number-columns-repeated="5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1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2"/>
                <table:table-cell table:style-name="ce21"/>
                <table:table-cell table:style-name="ce23" table:number-columns-repeated="2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2"/>
                <table:table-cell table:style-name="ce21"/>
                <table:table-cell table:style-name="ce23" table:number-columns-repeated="2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4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4"/>
                <table:table-cell table:style-name="ce21" table:number-columns-repeated="2"/>
                <table:table-cell table:style-name="ce23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7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6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2"/>
                <table:table-cell table:style-name="ce21"/>
                <table:table-cell table:style-name="ce23" table:number-columns-repeated="2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4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9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5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7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2"/>
                <table:table-cell table:style-name="ce21"/>
                <table:table-cell table:style-name="ce23" table:number-columns-repeated="2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2"/>
                <table:table-cell table:style-name="ce21"/>
                <table:table-cell table:style-name="ce23" table:number-columns-repeated="2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7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7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2"/>
                <table:table-cell table:style-name="ce21"/>
                <table:table-cell table:style-name="ce23" table:number-columns-repeated="2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6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7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2"/>
                <table:table-cell table:style-name="ce21"/>
                <table:table-cell table:style-name="ce23" table:number-columns-repeated="2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2"/>
                <table:table-cell table:style-name="ce21"/>
                <table:table-cell table:style-name="ce23" table:number-columns-repeated="2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8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5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6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7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4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7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8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7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5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</table:table-row-group>
            <table:table-row table:style-name="ro2">
              <table:table-cell table:style-name="ce7" table:number-columns-repeated="21"/>
              <table:table-cell table:style-name="ce19"/>
              <table:table-cell table:style-name="ce7"/>
              <table:table-cell table:style-name="ce22" table:number-columns-repeated="4"/>
              <table:table-cell table:style-name="ce24"/>
              <table:table-cell table:style-name="ce22" table:number-columns-repeated="2"/>
              <table:table-cell table:style-name="ce24"/>
              <table:table-cell table:style-name="ce7"/>
              <table:table-cell table:style-name="ce22"/>
              <table:table-cell table:style-name="ce7"/>
              <table:table-cell table:style-name="ce28" table:number-columns-repeated="990"/>
            </table:table-row>
          </table:table-row-group>
          <table:table-row table:style-name="ro2">
            <table:table-cell table:style-name="ce7" table:number-columns-repeated="21"/>
            <table:table-cell table:style-name="ce19"/>
            <table:table-cell table:style-name="ce7"/>
            <table:table-cell table:style-name="ce22" table:number-columns-repeated="4"/>
            <table:table-cell table:style-name="ce24"/>
            <table:table-cell table:style-name="ce22" table:number-columns-repeated="2"/>
            <table:table-cell table:style-name="ce24"/>
            <table:table-cell table:style-name="ce7"/>
            <table:table-cell table:style-name="ce22"/>
            <table:table-cell table:style-name="ce7"/>
            <table:table-cell table:style-name="ce28" table:number-columns-repeated="990"/>
          </table:table-row>
          <table:table-row-group>
            <table:table-row-group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4"/>
                <table:table-cell table:style-name="ce21" table:number-columns-repeated="2"/>
                <table:table-cell table:style-name="ce23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7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4"/>
                <table:table-cell table:style-name="ce21" table:number-columns-repeated="2"/>
                <table:table-cell table:style-name="ce23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7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4"/>
                <table:table-cell table:style-name="ce21" table:number-columns-repeated="2"/>
                <table:table-cell table:style-name="ce23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</table:table-row-group>
            <table:table-row table:style-name="ro2">
              <table:table-cell table:style-name="ce7" table:number-columns-repeated="21"/>
              <table:table-cell table:style-name="ce19"/>
              <table:table-cell table:style-name="ce7"/>
              <table:table-cell table:style-name="ce22"/>
              <table:table-cell table:style-name="ce24" table:number-columns-repeated="4"/>
              <table:table-cell table:style-name="ce22" table:number-columns-repeated="2"/>
              <table:table-cell table:style-name="ce24"/>
              <table:table-cell table:style-name="ce7"/>
              <table:table-cell table:style-name="ce22"/>
              <table:table-cell table:style-name="ce7"/>
              <table:table-cell table:style-name="ce28" table:number-columns-repeated="990"/>
            </table:table-row>
          </table:table-row-group>
          <table:table-row table:style-name="ro2">
            <table:table-cell table:style-name="ce7" table:number-columns-repeated="21"/>
            <table:table-cell table:style-name="ce19"/>
            <table:table-cell table:style-name="ce7"/>
            <table:table-cell table:style-name="ce22"/>
            <table:table-cell table:style-name="ce24" table:number-columns-repeated="4"/>
            <table:table-cell table:style-name="ce22" table:number-columns-repeated="2"/>
            <table:table-cell table:style-name="ce24"/>
            <table:table-cell table:style-name="ce7"/>
            <table:table-cell table:style-name="ce22"/>
            <table:table-cell table:style-name="ce7"/>
            <table:table-cell table:style-name="ce28" table:number-columns-repeated="990"/>
          </table:table-row>
        </table:table-row-group>
        <table:table-row table:style-name="ro2">
          <table:table-cell table:style-name="ce7" table:number-columns-repeated="21"/>
          <table:table-cell table:style-name="ce19"/>
          <table:table-cell table:style-name="ce7"/>
          <table:table-cell table:style-name="ce22" table:number-columns-repeated="4"/>
          <table:table-cell table:style-name="ce24"/>
          <table:table-cell table:style-name="ce22" table:number-columns-repeated="2"/>
          <table:table-cell table:style-name="ce24"/>
          <table:table-cell table:style-name="ce7"/>
          <table:table-cell table:style-name="ce22"/>
          <table:table-cell table:style-name="ce7"/>
          <table:table-cell table:style-name="ce28" table:number-columns-repeated="990"/>
        </table:table-row>
        <table:table-row table:style-name="ro2" table:number-rows-repeated="10482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" svg:font-family="arial" style:font-family-generic="swiss"/>
    <style:font-face style:name="WenQuanYi Micro Hei1" svg:font-family="'WenQuanYi Micro Hei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creator>Dev127 </dc:creator>
    <dc:date>2015-07-07T21:12:29</dc:date>
    <meta:editing-cycles>160</meta:editing-cycles>
    <meta:generator>LibreOffice/3.5$Linux_x86 LibreOffice_project/350m1$Build-2</meta:generator>
    <meta:editing-duration>PT10H54M26S</meta:editing-duration>
    <meta:document-statistic meta:table-count="1" meta:cell-count="40" meta:object-count="0"/>
    <meta:template xlink:type="simple" xlink:actuate="onRequest" xlink:title="Normal.dotm" xlink:href=""/>
  </office:meta>
</office:document-meta>
</file>